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ize="14pt" officeooo:rsid="00179b45" officeooo:paragraph-rsid="00179b45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'est un projet très simple pour expérimenter le fonctionnement de WebSocket.</text:p>
      <text:p text:style-name="P1"/>
      <text:p text:style-name="P1">Tout ce qu'il contient est l'ajout de données : nom d'utilisateur, e-mail et mot de passe (sans aucune condition de sécurité car il s'agit simplement d'un projet d'expérimentation).</text:p>
      <text:p text:style-name="P1"/>
      <text:p text:style-name="P1">Les données seront ajoutées directement à la page et à la base de données.</text:p>
      <text:p text:style-name="P1">Il est possible d'ajouter plusieurs enregistrements sans problème.</text:p>
      <text:p text:style-name="P1"/>
      <text:p text:style-name="P1">Vous pouvez supprimer ou modifier les données en utilisant le nom d'utilisateur comme référence pour les données à modifier ou supprimer.</text:p>
      <text:p text:style-name="P1"/>
      <text:p text:style-name="P1">Comment faire fonctionner le site ?</text:p>
      <text:p text:style-name="P1"/>
      <text:p text:style-name="P1">Pour faire fonctionner le site, vous aurez besoin de XAMPP.</text:p>
      <text:p text:style-name="P1"/>
      <text:p text:style-name="P1">Lancez Apache et MySQL.</text:p>
      <text:p text:style-name="P1"/>
      <text:p text:style-name="P1">Ensuite, créez une base de données appelée "return" avec le type utf8mb4_general_ci.</text:p>
      <text:p text:style-name="P1"/>
      <text:p text:style-name="P1">Accédez à la base de données, sélectionnez l'option "importer" et choisissez le fichier return.sql dans les fichiers du projet.</text:p>
      <text:p text:style-name="P1"/>
      <text:p text:style-name="P1">Ensuite, copiez tous les fichiers du site dans un dossier du projet à l'intérieur du dossier htdocs dans le répertoire XAMPP.</text:p>
      <text:p text:style-name="P1"/>
      <text:p text:style-name="P1">Dans la ligne de commande, allez dans le dossier contenant le site, puis exécutez la commande suivante :</text:p>
      <text:p text:style-name="P1">.</text:p>
      <text:p text:style-name="P1">php websocket.php</text:p>
      <text:p text:style-name="P1">.</text:p>
      <text:p text:style-name="P1">Maintenant, nous avons un serveur PHP en cours d'exécution.</text:p>
      <text:p text:style-name="P1">Allez dans votre navigateur et tapez l'adresse suivante :</text:p>
      <text:p text:style-name="P1">.</text:p>
      <text:p text:style-name="P1">http://localhost/nom_du_dossier_du_projet</text:p>
      <text:p text:style-name="P1">.</text:p>
      <text:p text:style-name="P1">Vous pouvez maintenant utiliser le site, et toutes les données, modifications ou suppressions seront sauvegardées.<text:line-break/><text:line-break/>Développé par :</text:p>
      <text:p text:style-name="P1">Jamal Abou Kasse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3:21:17.638000000</meta:creation-date>
    <dc:date>2025-02-12T23:54:43.087000000</dc:date>
    <meta:editing-duration>PT3M35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2" meta:word-count="218" meta:character-count="1418" meta:non-whitespace-character-count="1221"/>
  </office:meta>
</office:document-meta>
</file>